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8390"/>
    </style:style>
    <style:style style:name="P2" style:family="paragraph" style:parent-style-name="Standard">
      <style:paragraph-properties fo:text-align="justify" style:justify-single-word="false"/>
      <style:text-properties officeooo:paragraph-rsid="001ebb80"/>
    </style:style>
    <style:style style:name="P3" style:family="paragraph" style:parent-style-name="Standard">
      <style:paragraph-properties fo:text-align="justify" style:justify-single-word="false"/>
      <style:text-properties officeooo:paragraph-rsid="00575e5a"/>
    </style:style>
    <style:style style:name="P4" style:family="paragraph" style:parent-style-name="Standard">
      <style:paragraph-properties fo:text-align="justify" style:justify-single-word="false"/>
      <style:text-properties officeooo:paragraph-rsid="005acd16"/>
    </style:style>
    <style:style style:name="P5" style:family="paragraph" style:parent-style-name="Standard">
      <style:paragraph-properties fo:text-align="justify" style:justify-single-word="false"/>
      <style:text-properties officeooo:paragraph-rsid="006360ab"/>
    </style:style>
    <style:style style:name="P6" style:family="paragraph" style:parent-style-name="Standard">
      <style:paragraph-properties fo:text-align="justify" style:justify-single-word="false"/>
      <style:text-properties officeooo:paragraph-rsid="005d9f9e"/>
    </style:style>
    <style:style style:name="P7" style:family="paragraph" style:parent-style-name="Standard">
      <style:paragraph-properties fo:text-align="center" style:justify-single-word="false"/>
      <style:text-properties fo:font-size="14pt" fo:font-weight="bold" officeooo:paragraph-rsid="0014839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76689d" officeooo:paragraph-rsid="0076689d" style:font-size-asian="14pt" style:font-weight-asian="bold" style:font-size-complex="14pt" style:font-weight-complex="bold"/>
    </style:style>
    <style:style style:name="T1" style:family="text">
      <style:text-properties officeooo:rsid="001ebb80"/>
    </style:style>
    <style:style style:name="T2" style:family="text">
      <style:text-properties officeooo:rsid="00208704"/>
    </style:style>
    <style:style style:name="T3" style:family="text">
      <style:text-properties officeooo:rsid="00215768"/>
    </style:style>
    <style:style style:name="T4" style:family="text">
      <style:text-properties officeooo:rsid="00227af1"/>
    </style:style>
    <style:style style:name="T5" style:family="text">
      <style:text-properties officeooo:rsid="00260d6d"/>
    </style:style>
    <style:style style:name="T6" style:family="text">
      <style:text-properties officeooo:rsid="0027a910"/>
    </style:style>
    <style:style style:name="T7" style:family="text">
      <style:text-properties officeooo:rsid="00286816"/>
    </style:style>
    <style:style style:name="T8" style:family="text">
      <style:text-properties officeooo:rsid="002bfe1d"/>
    </style:style>
    <style:style style:name="T9" style:family="text">
      <style:text-properties officeooo:rsid="0031d18a"/>
    </style:style>
    <style:style style:name="T10" style:family="text">
      <style:text-properties officeooo:rsid="0033c576"/>
    </style:style>
    <style:style style:name="T11" style:family="text">
      <style:text-properties officeooo:rsid="00395d65"/>
    </style:style>
    <style:style style:name="T12" style:family="text">
      <style:text-properties officeooo:rsid="003cda4e"/>
    </style:style>
    <style:style style:name="T13" style:family="text">
      <style:text-properties officeooo:rsid="00403299"/>
    </style:style>
    <style:style style:name="T14" style:family="text">
      <style:text-properties officeooo:rsid="00409fc0"/>
    </style:style>
    <style:style style:name="T15" style:family="text">
      <style:text-properties officeooo:rsid="004207de"/>
    </style:style>
    <style:style style:name="T16" style:family="text">
      <style:text-properties officeooo:rsid="00421966"/>
    </style:style>
    <style:style style:name="T17" style:family="text">
      <style:text-properties officeooo:rsid="00423992"/>
    </style:style>
    <style:style style:name="T18" style:family="text">
      <style:text-properties officeooo:rsid="00436170"/>
    </style:style>
    <style:style style:name="T19" style:family="text">
      <style:text-properties officeooo:rsid="0044d33e"/>
    </style:style>
    <style:style style:name="T20" style:family="text">
      <style:text-properties officeooo:rsid="0045066d"/>
    </style:style>
    <style:style style:name="T21" style:family="text">
      <style:text-properties officeooo:rsid="0045cd97"/>
    </style:style>
    <style:style style:name="T22" style:family="text">
      <style:text-properties officeooo:rsid="0046b675"/>
    </style:style>
    <style:style style:name="T23" style:family="text">
      <style:text-properties officeooo:rsid="00494a04"/>
    </style:style>
    <style:style style:name="T24" style:family="text">
      <style:text-properties officeooo:rsid="004af16e"/>
    </style:style>
    <style:style style:name="T25" style:family="text">
      <style:text-properties officeooo:rsid="004bf6e4"/>
    </style:style>
    <style:style style:name="T26" style:family="text">
      <style:text-properties officeooo:rsid="004dae4f"/>
    </style:style>
    <style:style style:name="T27" style:family="text">
      <style:text-properties officeooo:rsid="004e4972"/>
    </style:style>
    <style:style style:name="T28" style:family="text">
      <style:text-properties officeooo:rsid="004e5be5"/>
    </style:style>
    <style:style style:name="T29" style:family="text">
      <style:text-properties officeooo:rsid="004ecf03"/>
    </style:style>
    <style:style style:name="T30" style:family="text">
      <style:text-properties officeooo:rsid="00507458"/>
    </style:style>
    <style:style style:name="T31" style:family="text">
      <style:text-properties officeooo:rsid="00521ef7"/>
    </style:style>
    <style:style style:name="T32" style:family="text">
      <style:text-properties officeooo:rsid="00536b9d"/>
    </style:style>
    <style:style style:name="T33" style:family="text">
      <style:text-properties officeooo:rsid="0054691b"/>
    </style:style>
    <style:style style:name="T34" style:family="text">
      <style:text-properties officeooo:rsid="00555d8d"/>
    </style:style>
    <style:style style:name="T35" style:family="text">
      <style:text-properties officeooo:rsid="00575e5a"/>
    </style:style>
    <style:style style:name="T36" style:family="text">
      <style:text-properties officeooo:rsid="00593e7a"/>
    </style:style>
    <style:style style:name="T37" style:family="text">
      <style:text-properties officeooo:rsid="005acd16"/>
    </style:style>
    <style:style style:name="T38" style:family="text">
      <style:text-properties officeooo:rsid="005c282b"/>
    </style:style>
    <style:style style:name="T39" style:family="text">
      <style:text-properties officeooo:rsid="005d9f9e"/>
    </style:style>
    <style:style style:name="T40" style:family="text">
      <style:text-properties officeooo:rsid="0060875b"/>
    </style:style>
    <style:style style:name="T41" style:family="text">
      <style:text-properties officeooo:rsid="006360ab"/>
    </style:style>
    <style:style style:name="T42" style:family="text">
      <style:text-properties officeooo:rsid="0063cf24"/>
    </style:style>
    <style:style style:name="T43" style:family="text">
      <style:text-properties officeooo:rsid="0066d5c3"/>
    </style:style>
    <style:style style:name="T44" style:family="text">
      <style:text-properties officeooo:rsid="006a1f36"/>
    </style:style>
    <style:style style:name="T45" style:family="text">
      <style:text-properties officeooo:rsid="006ad277"/>
    </style:style>
    <style:style style:name="T46" style:family="text">
      <style:text-properties officeooo:rsid="006b1b58"/>
    </style:style>
    <style:style style:name="T47" style:family="text">
      <style:text-properties officeooo:rsid="006b4c8d"/>
    </style:style>
    <style:style style:name="T48" style:family="text">
      <style:text-properties officeooo:rsid="006cb541"/>
    </style:style>
    <style:style style:name="T49" style:family="text">
      <style:text-properties officeooo:rsid="006e446c"/>
    </style:style>
    <style:style style:name="T50" style:family="text">
      <style:text-properties officeooo:rsid="007040d6"/>
    </style:style>
    <style:style style:name="T51" style:family="text">
      <style:text-properties officeooo:rsid="0070b57e"/>
    </style:style>
    <style:style style:name="T52" style:family="text">
      <style:text-properties officeooo:rsid="00716eb0"/>
    </style:style>
    <style:style style:name="T53" style:family="text">
      <style:text-properties officeooo:rsid="007182a6"/>
    </style:style>
    <style:style style:name="T54" style:family="text">
      <style:text-properties officeooo:rsid="0071ff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EW TECHNOLOGIES</text:p>
      <text:p text:style-name="P7">Controlled writing assessment</text:p>
      <text:p text:style-name="P8">Diniz Nicolas</text:p>
      <text:p text:style-name="P1"/>
      <text:p text:style-name="P1"/>
      <text:p text:style-name="P5"><text:span text:style-name="T1"><text:tab/>In the era we live in, new technologies are everywhere and everyday a new one appear. </text:span><text:span text:style-name="T2">Most often than not these technologies are connected to internet. This is the Internet Of Things</text:span><text:span text:style-name="T3">. </text:span><text:span text:style-name="T4">This is a wonderful thing that open a universe a possibilities to simplify our everyday life. However, being connected to internet, means that internet is connected to you. </text:span></text:p>
      <text:p text:style-name="P5"><text:span text:style-name="T40">I like to compare internet to</text:span><text:span text:style-name="T5"> the street. </text:span><text:span text:style-name="T7">You wouldn’t think about letting </text:span><text:span text:style-name="T10">your </text:span><text:span text:style-name="T9">front door wide open or letting </text:span><text:span text:style-name="T7">your child running in the street without teaching him how to behave in it. </text:span><text:span text:style-name="T21">There are rules to move around while being safe.</text:span></text:p>
      <text:p text:style-name="P2"/>
      <text:p text:style-name="P2"><text:tab/><text:span text:style-name="T20">First rule of internet,</text:span><text:span text:style-name="T11"> if it is on internet everyone can see it. </text:span><text:span text:style-name="T17">Posting something online is like putting </text:span><text:span text:style-name="T18">it </text:span><text:span text:style-name="T17">on a </text:span><text:span text:style-name="T41">street wall</text:span><text:span text:style-name="T17">. </text:span><text:span text:style-name="T13"><text:s/></text:span><text:span text:style-name="T14">However, on internet, this is much </text:span><text:span text:style-name="T15">worse, because in most case what your doing can be seen for years after you’ve done it. </text:span><text:span text:style-name="T16">A comment on an Instagram post, a reply to a tweet, a like </text:span><text:span text:style-name="T42">o</text:span><text:span text:style-name="T16">n a Youtube comment can all be seen. </text:span><text:span text:style-name="T17">Some would arguee that an Instagram post can be private and be only seen by a selected few. This is actually false, </text:span><text:span text:style-name="T18">someone you trusted can take it and post it elsewhere or your account can be broke into and revealed to the world. </text:span><text:span text:style-name="T19">Internet is a master at luring you into a false sense of security. </text:span><text:span text:style-name="T43">And,</text:span><text:span text:style-name="T19"> </text:span><text:span text:style-name="T24">d</text:span><text:span text:style-name="T23">o not believe that you can delete what you posted; </text:span><text:span text:style-name="T24">which is part o</text:span><text:span text:style-name="T25">f</text:span><text:span text:style-name="T24"> the second </text:span><text:span text:style-name="T25">rule.</text:span></text:p>
      <text:p text:style-name="P2"/>
      <text:p text:style-name="P2"><text:tab/><text:span text:style-name="T22">Second rule of internet,</text:span><text:span text:style-name="T12"> what is on internet stays on internet. It means that once something has been posted online you must assume that you will not be able to take it down. </text:span><text:span text:style-name="T26">In most case, you can, if done quick and on something not major. </text:span><text:span text:style-name="T27">However, what you want to be delete</text:span><text:span text:style-name="T44">d</text:span><text:span text:style-name="T27"> the most is what you will not able to take down. </text:span><text:span text:style-name="T28">The most embarassing </text:span><text:span text:style-name="T29">something is,</text:span><text:span text:style-name="T28"> the widest it will spread. </text:span><text:span text:style-name="T30">In the end, it is easier to get into the mindset that eve</text:span><text:span text:style-name="T31">r</text:span><text:span text:style-name="T30">ything will stay on internet. </text:span><text:span text:style-name="T45">That means that you will</text:span><text:span text:style-name="T30"> think before posting something.</text:span></text:p>
      <text:p text:style-name="P2"/>
      <text:p text:style-name="P4"><text:tab/><text:span text:style-name="T32">Last rule, do not think your safe. </text:span><text:span text:style-name="T34">Same as everywhere, some people will want to take advantage of you. Kids need to be aware that strangers are not trustworthy. We teach kids that they should not take candies from strangers. Well, free stuff from strangers on internet is exactly the same, that </text:span><text:span text:style-name="T46">i</text:span><text:span text:style-name="T34">s a big NO. </text:span><text:span text:style-name="T37">Futhermore, e</text:span><text:span text:style-name="T33">verything you do is recorded and used. </text:span><text:span text:style-name="T38">For exemple on Netflix you can downloaded a history of everything you watched and the date you watched it. On every website you are monitored and need to keep </text:span><text:span text:style-name="T48">that </text:span><text:span text:style-name="T38">in mind.</text:span></text:p>
      <text:p text:style-name="P3"/>
      <text:p text:style-name="P3"><text:span text:style-name="T35"><text:tab/>Moreover, the last rule apply to all devices and accounts. Keep safe and lock what is important behing strong password. Then, do not put those password</text:span><text:span text:style-name="T49">s</text:span><text:span text:style-name="T35"> in a small frail wooden box marked “PASSWORD</text:span><text:span text:style-name="T49">S</text:span><text:span text:style-name="T35">” right next to your front door. </text:span><text:span text:style-name="T36">Remember your passwords </text:span><text:span text:style-name="T50">or store them </text:span><text:span text:style-name="T51">s</text:span><text:span text:style-name="T50">omewhere safe,</text:span><text:span text:style-name="T36"> do not put them in a text file on your desktop.</text:span></text:p>
      <text:p text:style-name="P3"/>
      <text:p text:style-name="P6"><text:span text:style-name="T39">To conclude, don’t be lured in a false sense of security with new technologies. </text:span><text:span text:style-name="T52">W</text:span><text:span text:style-name="T39">hen in doubt on what you should do : act </text:span><text:span text:style-name="T53">how you would </text:span><text:span text:style-name="T54">act</text:span><text:span text:style-name="T39"> in the stre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5:48:44.125845626</meta:creation-date>
    <meta:generator>LibreOffice/6.4.7.2$Linux_X86_64 LibreOffice_project/40$Build-2</meta:generator>
    <dc:date>2021-12-06T17:15:26.581582154</dc:date>
    <meta:editing-duration>PT1H25M54S</meta:editing-duration>
    <meta:editing-cycles>93</meta:editing-cycles>
    <meta:document-statistic meta:table-count="0" meta:image-count="0" meta:object-count="0" meta:page-count="1" meta:paragraph-count="10" meta:word-count="539" meta:character-count="2942" meta:non-whitespace-character-count="2406"/>
  </office:meta>
</office:document-meta>
</file>